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9375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0.8792in"/>
    </style:style>
    <style:style style:name="Table1.C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9691" officeooo:paragraph-rsid="00149691"/>
    </style:style>
    <style:style style:name="P2" style:family="paragraph" style:parent-style-name="Standard">
      <style:paragraph-properties fo:line-height="200%"/>
      <style:text-properties officeooo:rsid="00149691" officeooo:paragraph-rsid="00149691"/>
    </style:style>
    <style:style style:name="P3" style:family="paragraph" style:parent-style-name="Standard">
      <style:paragraph-properties fo:line-height="200%"/>
      <style:text-properties officeooo:rsid="00149691" officeooo:paragraph-rsid="00152def"/>
    </style:style>
    <style:style style:name="P4" style:family="paragraph" style:parent-style-name="Standard">
      <style:paragraph-properties fo:line-height="200%" fo:text-align="center" style:justify-single-word="false"/>
      <style:text-properties officeooo:rsid="00149691" officeooo:paragraph-rsid="00149691"/>
    </style:style>
    <style:style style:name="P5" style:family="paragraph" style:parent-style-name="Standard">
      <style:text-properties officeooo:rsid="00149691" officeooo:paragraph-rsid="001642d3"/>
    </style:style>
    <style:style style:name="P6" style:family="paragraph" style:parent-style-name="Standard">
      <style:text-properties officeooo:rsid="001642d3" officeooo:paragraph-rsid="001642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2d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.U._________________</text:p>
      <text:p text:style-name="P1"/>
      <text:p text:style-name="P1">¿En qué equipo(s) </text:p>
      <text:p text:style-name="P1">participaste? 1 (principal) _____________________ <text:s/>y 2 (si fuera el caso) ______________________</text:p>
      <text:p text:style-name="P1"/>
      <text:p text:style-name="P1">¿Qué calificación (de 0 a 10) crees que </text:p>
      <text:p text:style-name="P1">mereces por tu esfuerzo y desempeño en el equipo 1? ___________ <text:s text:c="2"/>¿En el equipo 2? ___________</text:p>
      <text:p text:style-name="P1"/>
      <text:p text:style-name="P1"><text:span text:style-name="T1">Si NO fuiste capitán</text:span>, ¿qué calificación </text:p>
      <text:p text:style-name="P1">crees que merece el capitán del equipo 1? ____________ <text:s text:c="2"/>¿Del equipo 2? ______________</text:p>
      <text:p text:style-name="P1">(NOTA: eliminaré las calificaciones más alta y más baja que den los integrantes del equipo)</text:p>
      <text:p text:style-name="P1"/>
      <text:p text:style-name="P1"><text:span text:style-name="T1">Si fuiste capitán del equipo 1</text:span>, <text:span text:style-name="T2">por favor anota nombres, </text:span>califica (de 0 a 10) y ordena (de 1=mejor a N=peor) el esfuerzo de los integrantes de tu equipo <text:span text:style-name="T2">(excluyéndote)</text:span>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integrante</text:p>
          </table:table-cell>
          <table:table-cell table:style-name="Table1.A1" office:value-type="string">
            <text:p text:style-name="P4">calif.</text:p>
          </table:table-cell>
          <table:table-cell table:style-name="Table1.C1" office:value-type="string">
            <text:p text:style-name="P4">orden</text:p>
          </table:table-cell>
        </table:table-row>
        <table:table-row>
          <table:table-cell table:style-name="Table1.A2" office:value-type="string">
            <text:p text:style-name="P2"><text:s text:c="60"/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<text:s text:c="60"/>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<text:s text:c="60"/>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<text:s text:c="60"/>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<text:s text:c="60"/>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<text:s text:c="60"/>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<text:s text:c="60"/>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3"/>
      <text:p text:style-name="P6">Si tuvieras algún comentario adicional de los equipos, en particular, o del curso, en general, anótalo aquí, por favor. (Si quisieras hacer comentario anónimos, pásalos en una hoja a parte por debajo de la puerta de mi oficina, cuando no esté en ella). <text:s/>¡Gracias!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9:23:02.930806158</meta:creation-date>
    <dc:date>2017-05-18T09:49:34.215235882</dc:date>
    <meta:editing-duration>PT9M50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150" meta:character-count="1358" meta:non-whitespace-character-count="792"/>
  </office:meta>
</office:document-meta>
</file>